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881in"/>
    </style:style>
    <style:style style:name="TableColumn3" style:family="table-column">
      <style:table-column-properties style:column-width="1.493in"/>
    </style:style>
    <style:style style:name="TableColumn4" style:family="table-column">
      <style:table-column-properties style:column-width="2.4375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2.0673in"/>
    </style:style>
    <style:style style:name="TableColumn7" style:family="table-column">
      <style:table-column-properties style:column-width="2.3666in"/>
    </style:style>
    <style:style style:name="Table1" style:family="table" style:master-page-name="MP0">
      <style:table-properties style:width="10.534in" fo:margin-left="0in" table:align="left"/>
    </style:style>
    <style:style style:name="TableRow8" style:family="table-row">
      <style:table-row-properties style:min-row-height="0.315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Spacing" style:family="paragraph">
      <style:paragraph-properties fo:break-before="pag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 style:min-row-height="0.630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3034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 style:min-row-height="0.3152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" style:family="table-row">
      <style:table-row-properties style:min-row-height="0.3152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630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 style:min-row-height="0.315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 style:min-row-height="0.3152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min-row-height="0.3034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" style:family="table-row">
      <style:table-row-properties style:min-row-height="0.630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Week</text:p>
          </table:table-cell>
          <table:table-cell table:style-name="TableCell11">
            <text:p text:style-name="NoSpacing">Dates</text:p>
          </table:table-cell>
          <table:table-cell table:style-name="TableCell12">
            <text:p text:style-name="NoSpacing">Team Objectives</text:p>
          </table:table-cell>
          <table:table-cell table:style-name="TableCell13">
            <text:p text:style-name="NoSpacing">Items Due</text:p>
          </table:table-cell>
          <table:table-cell table:style-name="TableCell14">
            <text:p text:style-name="NoSpacing">Conflicting</text:p>
          </table:table-cell>
          <table:table-cell table:style-name="TableCell15">
            <text:p text:style-name="NoSpacing">Tasks</text:p>
          </table:table-cell>
        </table:table-row>
        <table:table-row table:style-name="TableRow16">
          <table:table-cell table:style-name="TableCell17">
            <text:p text:style-name="NoSpacing">1</text:p>
          </table:table-cell>
          <table:table-cell table:style-name="TableCell18">
            <text:p text:style-name="NoSpacing">18/04/2016</text:p>
          </table:table-cell>
          <table:table-cell table:style-name="TableCell19">
            <text:p text:style-name="NoSpacing">-Move forward</text:p>
            <text:p text:style-name="NoSpacing">-Basic design</text:p>
            <text:p text:style-name="NoSpacing"/>
          </table:table-cell>
          <table:table-cell table:style-name="TableCell20">
            <text:p text:style-name="NoSpacing">AVC plan due</text:p>
          </table:table-cell>
          <table:table-cell table:style-name="TableCell21">
            <text:p text:style-name="NoSpacing">ALL: PHYS122 Test</text:p>
          </table:table-cell>
          <table:table-cell table:style-name="TableCell22">
            <text:p text:style-name="NoSpacing">Jesse: Arrange Team meetings</text:p>
            <text:p text:style-name="NoSpacing">Suraj+ Calvin: Write code<text:s/>for straight line movement</text:p>
            <text:p text:style-name="NoSpacing">James: Set up git repository</text:p>
            <text:p text:style-name="NoSpacing">Vincent + Patrick: Basic Design</text:p>
          </table:table-cell>
        </table:table-row>
        <table:table-row table:style-name="TableRow23">
          <table:table-cell table:style-name="TableCell24">
            <text:p text:style-name="NoSpacing">2</text:p>
          </table:table-cell>
          <table:table-cell table:style-name="TableCell25">
            <text:p text:style-name="NoSpacing">25/04/2016</text:p>
          </table:table-cell>
          <table:table-cell table:style-name="TableCell26">
            <text:p text:style-name="NoSpacing">Quadrant 1</text:p>
          </table:table-cell>
          <table:table-cell table:style-name="TableCell27">
            <text:p text:style-name="NoSpacing"/>
          </table:table-cell>
          <table:table-cell table:style-name="TableCell28">
            <text:p text:style-name="NoSpacing">Vincent: Away for Weekend</text:p>
          </table:table-cell>
          <table:table-cell table:style-name="TableCell29">
            <text:p text:style-name="NoSpacing">ALL: Write Background section</text:p>
            <text:p text:style-name="NoSpacing">Jesse: Arrange online meeting + Gantt charts<text:s/></text:p>
            <text:p text:style-name="NoSpacing">Vincent+ Patrick: Continue Design</text:p>
            <text:p text:style-name="NoSpacing">Suraj + Calvin: Upload code<text:s/></text:p>
            <text:p text:style-name="NoSpacing">James: Update github with progress, start networking</text:p>
          </table:table-cell>
        </table:table-row>
        <table:table-row table:style-name="TableRow30">
          <table:table-cell table:style-name="TableCell31">
            <text:p text:style-name="NoSpacing">3</text:p>
          </table:table-cell>
          <table:table-cell table:style-name="TableCell32">
            <text:p text:style-name="NoSpacing">02/05/2016</text:p>
          </table:table-cell>
          <table:table-cell table:style-name="TableCell33">
            <text:p text:style-name="NoSpacing"/>
          </table:table-cell>
          <table:table-cell table:style-name="TableCell34">
            <text:p text:style-name="NoSpacing"/>
          </table:table-cell>
          <table:table-cell table:style-name="TableCell35">
            <text:p text:style-name="NoSpacing">Vincent + Patrick: Design Projects</text:p>
          </table:table-cell>
          <table:table-cell table:style-name="TableCell36">
            <text:p text:style-name="NoSpacing">ALL: Write methods section</text:p>
            <text:p text:style-name="NoSpacing">Jesse: Update Gantt chart</text:p>
            <text:p text:style-name="NoSpacing">Suraj+Calvin: test code</text:p>
            <text:p text:style-name="NoSpacing">Vincent+Patrick: Prototype design</text:p>
            <text:p text:style-name="NoSpacing">James: test networking code</text:p>
          </table:table-cell>
        </table:table-row>
        <table:table-row table:style-name="TableRow37">
          <table:table-cell table:style-name="TableCell38">
            <text:p text:style-name="NoSpacing">4</text:p>
          </table:table-cell>
          <table:table-cell table:style-name="TableCell39">
            <text:p text:style-name="NoSpacing">09/05/2016</text:p>
          </table:table-cell>
          <table:table-cell table:style-name="TableCell40">
            <text:p text:style-name="NoSpacing">Quadrant 2</text:p>
          </table:table-cell>
          <table:table-cell table:style-name="TableCell41">
            <text:p text:style-name="NoSpacing"/>
          </table:table-cell>
          <table:table-cell table:style-name="TableCell42">
            <text:p text:style-name="NoSpacing"/>
          </table:table-cell>
          <table:table-cell table:style-name="TableCell43">
            <text:p text:style-name="NoSpacing">ALL: Write results and discussion Section</text:p>
            <text:p text:style-name="NoSpacing">Suraj+Calvin: Summarise code ideas for Q2</text:p>
            <text:p text:style-name="NoSpacing">Patrick+Vincent: Possible design changes<text:s/></text:p>
          </table:table-cell>
        </table:table-row>
        <table:table-row table:style-name="TableRow44">
          <table:table-cell table:style-name="TableCell45">
            <text:p text:style-name="NoSpacing">5</text:p>
          </table:table-cell>
          <table:table-cell table:style-name="TableCell46">
            <text:p text:style-name="NoSpacing">16/05/2016</text:p>
          </table:table-cell>
          <table:table-cell table:style-name="TableCell47">
            <text:p text:style-name="NoSpacing">Quadrant 3</text:p>
          </table:table-cell>
          <table:table-cell table:style-name="TableCell48">
            <text:p text:style-name="NoSpacing">Progress<text:s/>Report</text:p>
          </table:table-cell>
          <table:table-cell table:style-name="TableCell49">
            <text:p text:style-name="NoSpacing"/>
          </table:table-cell>
          <table:table-cell table:style-name="TableCell50">
            <text:p text:style-name="NoSpacing">ALL: Update previous sections</text:p>
            <text:p text:style-name="NoSpacing">Suraj+Calvin: Summarise code ideas for Q3</text:p>
            <text:p text:style-name="NoSpacing">ALL: Understand the coding and hardware/design decisions so far</text:p>
            <text:p text:style-name="NoSpacing"><text:s/></text:p>
          </table:table-cell>
        </table:table-row>
        <table:table-row table:style-name="TableRow51">
          <table:table-cell table:style-name="TableCell52">
            <text:p text:style-name="NoSpacing">6</text:p>
          </table:table-cell>
          <table:table-cell table:style-name="TableCell53">
            <text:p text:style-name="NoSpacing">23/05/2016</text:p>
          </table:table-cell>
          <table:table-cell table:style-name="TableCell54">
            <text:p text:style-name="NoSpacing"/>
          </table:table-cell>
          <table:table-cell table:style-name="TableCell55">
            <text:p text:style-name="NoSpacing"/>
          </table:table-cell>
          <table:table-cell table:style-name="TableCell56">
            <text:p text:style-name="NoSpacing"/>
          </table:table-cell>
          <table:table-cell table:style-name="TableCell57">
            <text:p text:style-name="NoSpacing">ALL: Revise report based on feedback on progress report</text:p>
          </table:table-cell>
        </table:table-row>
        <text:soft-page-break/>
        <table:table-row table:style-name="TableRow58">
          <table:table-cell table:style-name="TableCell59">
            <text:p text:style-name="NoSpacing">7</text:p>
          </table:table-cell>
          <table:table-cell table:style-name="TableCell60">
            <text:p text:style-name="NoSpacing">30/05/2016</text:p>
          </table:table-cell>
          <table:table-cell table:style-name="TableCell61">
            <text:p text:style-name="NoSpacing">Quadrant 4</text:p>
          </table:table-cell>
          <table:table-cell table:style-name="TableCell62">
            <text:p text:style-name="NoSpacing"/>
          </table:table-cell>
          <table:table-cell table:style-name="TableCell63">
            <text:p text:style-name="NoSpacing"/>
          </table:table-cell>
          <table:table-cell table:style-name="TableCell64">
            <text:p text:style-name="NoSpacing">ALL:<text:s/>Update previous sections</text:p>
            <text:p text:style-name="NoSpacing">Suraj+Calvin: Summarise code ideas for Q4</text:p>
            <text:p text:style-name="NoSpacing">Vincent+Patrick: Final Design tweaks</text:p>
            <text:p text:style-name="NoSpacing">ALL: Retest older quadrants</text:p>
          </table:table-cell>
        </table:table-row>
        <table:table-row table:style-name="TableRow65">
          <table:table-cell table:style-name="TableCell66">
            <text:p text:style-name="NoSpacing">8</text:p>
          </table:table-cell>
          <table:table-cell table:style-name="TableCell67">
            <text:p text:style-name="NoSpacing">06/06/2016</text:p>
          </table:table-cell>
          <table:table-cell table:style-name="TableCell68">
            <text:p text:style-name="NoSpacing">Finish Report</text:p>
          </table:table-cell>
          <table:table-cell table:style-name="TableCell69">
            <text:p text:style-name="NoSpacing"/>
          </table:table-cell>
          <table:table-cell table:style-name="TableCell70">
            <text:p text:style-name="NoSpacing"/>
          </table:table-cell>
          <table:table-cell table:style-name="TableCell71">
            <text:p text:style-name="NoSpacing">ALL: Write Conclusion and Abstract Section</text:p>
            <text:p text:style-name="NoSpacing">Jesse: Finish Gantt Chart</text:p>
            <text:p text:style-name="NoSpacing">ALL: Spelling and Grammar check</text:p>
          </table:table-cell>
        </table:table-row>
        <table:table-row table:style-name="TableRow72">
          <table:table-cell table:style-name="TableCell73">
            <text:p text:style-name="NoSpacing">9</text:p>
          </table:table-cell>
          <table:table-cell table:style-name="TableCell74">
            <text:p text:style-name="NoSpacing">13/06/2016</text:p>
          </table:table-cell>
          <table:table-cell table:style-name="TableCell75">
            <text:p text:style-name="NoSpacing"/>
          </table:table-cell>
          <table:table-cell table:style-name="TableCell76">
            <text:p text:style-name="NoSpacing">Report Due</text:p>
          </table:table-cell>
          <table:table-cell table:style-name="TableCell77">
            <text:p text:style-name="NoSpacing"/>
          </table:table-cell>
          <table:table-cell table:style-name="TableCell78">
            <text:p text:style-name="NoSpacing">James: Finalize<text:s/>github</text:p>
            <text:p text:style-name="NoSpacing">Suraj+Calvin: Review documentation</text:p>
            <text:p text:style-name="NoSpacing"/>
          </table:table-cell>
        </table:table-row>
      </table:table>
      <text:p text:style-name="NoSpacing"/>
      <text:p text:style-name="NoSpacing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e Wood</meta:initial-creator>
    <dc:creator>Jesse Wood</dc:creator>
    <meta:creation-date>2016-04-19T03:06:00Z</meta:creation-date>
    <dc:date>2016-04-21T06:17:00Z</dc:date>
    <meta:template xlink:href="Normal.dotm" xlink:type="simple"/>
    <meta:editing-cycles>2</meta:editing-cycles>
    <meta:editing-duration>PT4740S</meta:editing-duration>
    <meta:document-statistic meta:page-count="2" meta:paragraph-count="2" meta:word-count="223" meta:character-count="1495" meta:row-count="10" meta:non-whitespace-character-count="1274"/>
  </office:meta>
</office:document-meta>
</file>